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d513" officeooo:paragraph-rsid="0002d513"/>
    </style:style>
    <style:style style:name="T1" style:family="text">
      <style:text-properties officeooo:rsid="0002d513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<text:a xlink:type="simple" xlink:href="https://github.com/phoboslab/TwoPointFive/" text:style-name="Internet_20_link" text:visited-style-name="Visited_20_Internet_20_Link">https://github.com/phoboslab/TwoPointFive/</text:a></text:p>
      <text:p text:style-name="Standard"><text:a xlink:type="simple" xlink:href="https://phoboslab.org/xibalba/" text:style-name="Internet_20_link" text:visited-style-name="Visited_20_Internet_20_Link">https://phoboslab.org/xibalba/</text:a></text:p>
      <text:p text:style-name="P1">Сеттинг:фентези.Играть за ведьму,смех,зелья,заклинания и тд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 LibreOffice_project/5d19a1bfa650b796764388cd8b33a5af1f5baa1b</meta:generator>
    <dc:date>2019-07-05T00:41:55.022000000</dc:date>
    <meta:editing-duration>PT21H3M32S</meta:editing-duration>
    <meta:editing-cycles>3</meta:editing-cycles>
    <meta:document-statistic meta:table-count="0" meta:image-count="0" meta:object-count="0" meta:page-count="1" meta:paragraph-count="3" meta:word-count="7" meta:character-count="132" meta:non-whitespace-character-count="128"/>
  </office:meta>
</office:document-meta>
</file>